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316e02"/>
    </style:style>
    <style:style style:name="P3" style:family="paragraph" style:parent-style-name="Text_20_body">
      <style:paragraph-properties fo:text-align="center" style:justify-single-word="false"/>
      <style:text-properties officeooo:paragraph-rsid="0035cfa5"/>
    </style:style>
    <style:style style:name="P4" style:family="paragraph" style:parent-style-name="Title">
      <style:text-properties officeooo:rsid="0033e513" officeooo:paragraph-rsid="0033e513"/>
    </style:style>
    <style:style style:name="P5" style:family="paragraph" style:parent-style-name="Text_20_body">
      <style:paragraph-properties fo:text-align="center" style:justify-single-word="false"/>
      <style:text-properties officeooo:paragraph-rsid="00365c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夢一場</text:p>
      <text:p text:style-name="P1"/>
      <text:p text:style-name="P2">昨夜星雲昨夜雨</text:p>
      <text:p text:style-name="P3">小橋河畔故園裏</text:p>
      <text:p text:style-name="P5">夏日河風春光面</text:p>
      <text:p text:style-name="P2">笑眼看卿也望星</text:p>
      <text:p text:style-name="P2">塵起喧囂夢方醒</text:p>
      <text:p text:style-name="P2">往事成空也隨風</text:p>
      <text:p text:style-name="P2">身似浮萍心是客</text:p>
      <text:p text:style-name="P2">無卿無家無故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1-12-08T13:06:16.487605090</dc:date>
    <meta:editing-duration>PT1H7M52S</meta:editing-duration>
    <meta:editing-cycles>32</meta:editing-cycles>
    <meta:document-statistic meta:table-count="0" meta:image-count="0" meta:object-count="0" meta:page-count="1" meta:paragraph-count="9" meta:word-count="59" meta:character-count="59" meta:non-whitespace-character-count="59"/>
  </office:meta>
</office:document-meta>
</file>